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2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3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4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5" style:family="paragraph" style:parent-style-name="GOST_20_Main_20_Body" style:list-style-name="GOST_20_TR_20_main_20_body"/>
    <style:style style:name="P36" style:family="paragraph" style:parent-style-name="GOST_20_Main_20_Body" style:list-style-name="GOST_20_TR_20_main_20_body">
      <style:text-properties officeooo:paragraph-rsid="00b73211"/>
    </style:style>
    <style:style style:name="P37" style:family="paragraph" style:parent-style-name="GOST_20_Main_20_Body" style:list-style-name="GOST_20_TR_20_main_20_body">
      <style:text-properties officeooo:paragraph-rsid="00b13c82"/>
    </style:style>
    <style:style style:name="P38" style:family="paragraph" style:parent-style-name="GOST_20_Main_20_Body" style:list-style-name="GOST_20_TR_20_main_20_body">
      <style:text-properties fo:language="ru" fo:country="RU"/>
    </style:style>
    <style:style style:name="P39" style:family="paragraph" style:parent-style-name="GOST_20_Main_20_Body" style:list-style-name="GOST_20_TR_20_bullets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 officeooo:paragraph-rsid="009cd458"/>
    </style:style>
    <style:style style:name="P41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2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3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48" style:family="paragraph" style:parent-style-name="GOST_20_Main_20_Body" style:list-style-name="GOST_20_TR_20_main_20_body">
      <style:text-properties fo:language="ru" fo:country="RU" officeooo:rsid="00b2e900" officeooo:paragraph-rsid="00b73211"/>
    </style:style>
    <style:style style:name="P49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50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1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2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3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4" style:family="paragraph" style:parent-style-name="GOST_20_Main_20_Body" style:list-style-name="GOST_20_TR_20_main_20_body">
      <style:text-properties fo:language="ru" fo:country="RU" officeooo:rsid="0052f44b" officeooo:paragraph-rsid="00b7c101"/>
    </style:style>
    <style:style style:name="P55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6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7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8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9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0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1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2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3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4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5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6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7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8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9" style:family="paragraph" style:parent-style-name="GOST_20_Main_20_Body" style:list-style-name="GOST_20_TR_20_bullets"/>
    <style:style style:name="P70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1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2" style:family="paragraph" style:parent-style-name="GOST_20_TR_20_Heading_20_1">
      <style:paragraph-properties fo:break-before="page"/>
      <style:text-properties fo:language="ru" fo:country="RU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5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6" style:family="paragraph" style:parent-style-name="GOST_20_TR_20_Heading_20_2" style:list-style-name="GOST_20_TR_20_main_20_body">
      <style:text-properties officeooo:paragraph-rsid="00b73211"/>
    </style:style>
    <style:style style:name="P77" style:family="paragraph" style:parent-style-name="GOST_20_TR_20_Heading_20_2">
      <style:text-properties fo:language="ru" fo:country="RU"/>
    </style:style>
    <style:style style:name="P78" style:family="paragraph" style:parent-style-name="GOST_20_TR_20_Heading_20_2" style:list-style-name="GOST_20_TR_20_main_20_body">
      <style:text-properties fo:language="ru" fo:country="RU"/>
    </style:style>
    <style:style style:name="P79" style:family="paragraph" style:parent-style-name="GOST_20_TR_20_Heading_20_2">
      <style:text-properties fo:language="ru" fo:country="RU" officeooo:paragraph-rsid="004e0081"/>
    </style:style>
    <style:style style:name="P80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78abb"/>
    </style:style>
    <style:style style:name="T16" style:family="text">
      <style:text-properties officeooo:rsid="002c97d5"/>
    </style:style>
    <style:style style:name="T17" style:family="text">
      <style:text-properties officeooo:rsid="002ce06d"/>
    </style:style>
    <style:style style:name="T18" style:family="text">
      <style:text-properties officeooo:rsid="002f3586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52c13d"/>
    </style:style>
    <style:style style:name="T26" style:family="text">
      <style:text-properties officeooo:rsid="005b14a6"/>
    </style:style>
    <style:style style:name="T27" style:family="text">
      <style:text-properties officeooo:rsid="0061ba24"/>
    </style:style>
    <style:style style:name="T28" style:family="text">
      <style:text-properties officeooo:rsid="006347b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6d0049"/>
    </style:style>
    <style:style style:name="T31" style:family="text">
      <style:text-properties officeooo:rsid="006d705c"/>
    </style:style>
    <style:style style:name="T32" style:family="text">
      <style:text-properties officeooo:rsid="006eb9dc"/>
    </style:style>
    <style:style style:name="T33" style:family="text">
      <style:text-properties officeooo:rsid="007818e1"/>
    </style:style>
    <style:style style:name="T34" style:family="text">
      <style:text-properties officeooo:rsid="00790875"/>
    </style:style>
    <style:style style:name="T35" style:family="text">
      <style:text-properties officeooo:rsid="00790e71"/>
    </style:style>
    <style:style style:name="T36" style:family="text">
      <style:text-properties officeooo:rsid="007c3d16"/>
    </style:style>
    <style:style style:name="T37" style:family="text">
      <style:text-properties officeooo:rsid="007dd7cd"/>
    </style:style>
    <style:style style:name="T38" style:family="text">
      <style:text-properties officeooo:rsid="007e872c"/>
    </style:style>
    <style:style style:name="T39" style:family="text">
      <style:text-properties officeooo:rsid="00837f5c"/>
    </style:style>
    <style:style style:name="T40" style:family="text">
      <style:text-properties officeooo:rsid="0084ab51"/>
    </style:style>
    <style:style style:name="T41" style:family="text">
      <style:text-properties officeooo:rsid="0087469c"/>
    </style:style>
    <style:style style:name="T42" style:family="text">
      <style:text-properties officeooo:rsid="0094f722"/>
    </style:style>
    <style:style style:name="T43" style:family="text">
      <style:text-properties officeooo:rsid="00bd132f"/>
    </style:style>
    <style:style style:name="T44" style:family="text">
      <style:text-properties officeooo:rsid="009cd458"/>
    </style:style>
    <style:style style:name="T45" style:family="text">
      <style:text-properties officeooo:rsid="00a4b3b9"/>
    </style:style>
    <style:style style:name="T46" style:family="text">
      <style:text-properties officeooo:rsid="00aa5627"/>
    </style:style>
    <style:style style:name="T47" style:family="text">
      <style:text-properties officeooo:rsid="00aef683"/>
    </style:style>
    <style:style style:name="T48" style:family="text">
      <style:text-properties officeooo:rsid="00afd586"/>
    </style:style>
    <style:style style:name="T49" style:family="text">
      <style:text-properties officeooo:rsid="00b31ce9"/>
    </style:style>
    <style:style style:name="T50" style:family="text">
      <style:text-properties officeooo:rsid="00b73211"/>
    </style:style>
    <style:style style:name="T51" style:family="text">
      <style:text-properties officeooo:rsid="00b8976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ОПЫТНО-КОНСТРУКТОРСКУЮ РАБОТУ</text:p>
      <text:p text:style-name="P5"/>
      <text:p text:style-name="P2">ШМЕЛЬ</text:p>
      <text:p text:style-name="P2"/>
      <text:p text:style-name="P2">СЗ-1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30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0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0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29"><text:a xlink:type="simple" xlink:href="#__RefHeading___Toc984_1566413351" text:style-name="Index_20_Link" text:visited-style-name="Index_20_Link"><text:s/>3.1 <text:s/>Состав изделия:<text:tab/>5</text:a></text:p>
          <text:p text:style-name="P29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29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29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29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29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29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29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29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0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0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0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0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30"><text:a xlink:type="simple" xlink:href="#__RefHeading___Toc1020_1566413351" text:style-name="Index_20_Link" text:visited-style-name="Index_20_Link"><text:s/>8 <text:s/>Этапы выполнения ОКР<text:tab/>13</text:a></text:p>
          <text:p text:style-name="P30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0"><text:a xlink:type="simple" xlink:href="#__RefHeading___Toc1024_1566413351" text:style-name="Index_20_Link" text:visited-style-name="Index_20_Link"><text:s/>10 <text:s/>Ссылочные документы<text:tab/>16</text:a></text:p>
          <text:p text:style-name="P30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1998615772" text:style-name="GOST_20_TR_20_main_20_body">
        <text:list-item>
          <text:h text:style-name="P73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8">Разрабатываемая стратосферная исследовательская система именуется "ШМЕЛЬ".</text:p>
            </text:list-item>
            <text:list-item>
              <text:p text:style-name="P38">Шиф<text:span text:style-name="T24">р</text:span> ОКР: "СЗ-1".</text:p>
            </text:list-item>
            <text:list-item>
              <text:p text:style-name="P38">Основания для проведения ОКР<text:span text:style-name="T30">.</text:span></text:p>
            </text:list-item>
          </text:list>
        </text:list-item>
      </text:list>
      <text:list xml:id="list4277119187" text:style-name="GOST_20_TR_20_bullets">
        <text:list-item>
          <text:list>
            <text:list-item>
              <text:list>
                <text:list-item>
                  <text:p text:style-name="P39">положения конкурса "Воздушно-инженерная школа CanSat в России.</text:p>
                </text:list-item>
                <text:list-item>
                  <text:p text:style-name="P39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73830645007907" text:continue-list="list1998615772" text:style-name="GOST_20_TR_20_main_20_body">
        <text:list-item>
          <text:list>
            <text:list-item>
              <text:p text:style-name="P38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8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173832238745037" text:continue-numbering="true" text:style-name="GOST_20_TR_20_main_20_body">
        <text:list-item>
          <text:h text:style-name="P72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8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8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8">Индекс изделия: 1.</text:p>
            </text:list-item>
          </text:list>
        </text:list-item>
        <text:list-item>
          <text:h text:style-name="P73" text:outline-level="1"><text:bookmark-start text:name="__RefHeading___Toc982_1566413351"/><text:span text:style-name="T27">Технические</text:span> требования<text:span text:style-name="T28"> к изделию.</text:span><text:bookmark-end text:name="__RefHeading___Toc982_1566413351"/></text:h>
          <text:list>
            <text:list-item>
              <text:h text:style-name="P78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73832426670572" text:continue-list="list4277119187" text:style-name="GOST_20_TR_20_bullets">
        <text:list-item>
          <text:list>
            <text:list-item>
              <text:list>
                <text:list-item>
                  <text:p text:style-name="P39">стратосферный зонд, запускаемый на стратостате;</text:p>
                </text:list-item>
                <text:list-item>
                  <text:p text:style-name="P39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9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25"><text:span text:style-name="T47"><text:tab/></text:span>Допускается окончательно определять состав изделия при выполнении этапа разработки ЭП (ТП) проекта<text:span text:style-name="T15">.</text:span></text:p>
      <text:list xml:id="list173832656201452" text:continue-list="list173832238745037" text:style-name="GOST_20_TR_20_main_20_body">
        <text:list-item>
          <text:list>
            <text:list-item>
              <text:h text:style-name="P78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0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73831569098287" text:continue-list="list17383242667057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1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71"><text:span text:style-name="T12">измерение трёх компонент ускорения во время полёта</text:span>;</text:p>
                    </text:list-item>
                    <text:list-item>
                      <text:p text:style-name="P69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71">фиксация точки разрушения шара-зонда (координаты, высота, время);</text:p>
                    </text:list-item>
                    <text:list-item>
                      <text:p text:style-name="P71">фотофиксация неба в момент приземления<text:span text:style-name="T14">;</text:span></text:p>
                    </text:list-item>
                    <text:list-item>
                      <text:p text:style-name="P71">передача <text:span text:style-name="T16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1">передача телеметрической информации зондом и приём входящих команд посредством глобальной спутниковой системы<text:span text:style-name="T17"> связи</text:span> iridium;</text:p>
                    </text:list-item>
                    <text:list-item>
                      <text:p text:style-name="P71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71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71">получение спектра поглощения атмосферы;</text:p>
                    </text:list-item>
                    <text:list-item>
                      <text:p text:style-name="P71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73831118568955" text:continue-list="list173832656201452" text:style-name="GOST_20_TR_20_main_20_body">
        <text:list-item>
          <text:list>
            <text:list-item>
              <text:h text:style-name="P77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8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8" text:outline-level="2"><text:bookmark-start text:name="__RefHeading___Toc990_1566413351"/>Требования живучести и стойкости к внешним воздействующим факторам<text:span text:style-name="T18">.</text:span><text:bookmark-end text:name="__RefHeading___Toc990_1566413351"/></text:h>
              <text:list>
                <text:list-item>
                  <text:p text:style-name="P38">Требования к имитозащищенности</text:p>
                  <text:list>
                    <text:list-item>
                      <text:p text:style-name="P41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73831550331650" text:continue-list="list173831569098287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9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3832712080301" text:continue-list="list173831118568955" text:style-name="GOST_20_TR_20_main_20_body">
        <text:list-item>
          <text:list>
            <text:list-item>
              <text:list>
                <text:list-item>
                  <text:p text:style-name="P38">Требования к устойчивости к климатическим воздействиям<text:span text:style-name="T45"> не предоставляются.</text:span></text:p>
                </text:list-item>
                <text:list-item>
                  <text:p text:style-name="P42">Требования надёжности<text:span text:style-name="T46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173831805437292" text:continue-numbering="true" text:style-name="GOST_20_TR_20_main_20_body">
        <text:list-item>
          <text:list>
            <text:list-item>
              <text:h text:style-name="P80" text:outline-level="2"><text:bookmark-start text:name="__RefHeading___Toc992_1566413351"/>Требования эргономики, обитаемости и технической эстетики<text:span text:style-name="T26">.</text:span><text:bookmark-end text:name="__RefHeading___Toc992_1566413351"/></text:h>
              <text:list>
                <text:list-item>
                  <text:p text:style-name="P43">Требования не предоставляются.</text:p>
                </text:list-item>
              </text:list>
            </text:list-item>
            <text:list-item>
              <text:h text:style-name="P78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44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73831737977958" text:continue-list="list17383155033165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система должна приводиться в готовность не дольше 1 часа;</text:p>
                    </text:list-item>
                    <text:list-item>
                      <text:p text:style-name="P39"><text:span text:style-name="T20">элементы системы</text:span> долж<text:span text:style-name="T20">ны </text:span>быть разборным<text:span text:style-name="T20">и</text:span> и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5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32317028100" text:continue-list="list173831805437292" text:style-name="GOST_20_TR_20_main_20_body">
        <text:list-item>
          <text:list>
            <text:list-item>
              <text:h text:style-name="P77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45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73831392580842" text:continue-list="list17383173797795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элементы системы должны быть транспортабельны при помощи рюкзак<text:span text:style-name="T2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32395681730" text:continue-list="list173832317028100" text:style-name="GOST_20_TR_20_main_20_body">
        <text:list-item>
          <text:list>
            <text:list-item>
              <text:h text:style-name="P78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73831034859164" text:continue-list="list17383139258084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9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73830998192216" text:continue-list="list173832395681730" text:style-name="GOST_20_TR_20_main_20_body">
        <text:list-item>
          <text:list>
            <text:list-item>
              <text:h text:style-name="P79" text:outline-level="2"><text:bookmark-start text:name="__RefHeading___Toc1000_1566413351"/><text:soft-page-break/>Требования стандартизации<text:span text:style-name="T50">.</text:span><text:bookmark-end text:name="__RefHeading___Toc1000_1566413351"/></text:h>
              <text:list>
                <text:list-item>
                  <text:p text:style-name="P47">Требования не предоставляются.</text:p>
                </text:list-item>
              </text:list>
            </text:list-item>
            <text:list-item>
              <text:h text:style-name="P76" text:outline-level="2">Требования технологичности<text:span text:style-name="T44">.</text:span></text:h>
              <text:list>
                <text:list-item>
                  <text:p text:style-name="P36">Требования технологичности не предоставляются.</text:p>
                </text:list-item>
              </text:list>
            </text:list-item>
            <text:list-item>
              <text:h text:style-name="P76" text:outline-level="2">Конструктивные требования<text:span text:style-name="T44">.</text:span></text:h>
              <text:list>
                <text:list-item>
                  <text:p text:style-name="P48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3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9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GOST_20_Main_20_Body"/>
      <text:list xml:id="list173832458122711" text:continue-numbering="true" text:style-name="GOST_20_TR_20_main_20_body">
        <text:list-item>
          <text:h text:style-name="P73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0">Требования к нормативно-техническому обеспечению<text:span text:style-name="T32">.</text:span></text:p>
              <text:list>
                <text:list-item>
                  <text:p text:style-name="P51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0">Требования к метрологическому обеспечению<text:span text:style-name="T42"> не предоставляются.</text:span></text:p>
            </text:list-item>
            <text:list-item>
              <text:p text:style-name="P50">Требования к диагностическому обеспечению<text:span text:style-name="T42"> не предоставляются</text:span>.</text:p>
            </text:list-item>
            <text:list-item>
              <text:p text:style-name="P52">Требования к математическому, программному и информационно-лингвистическому обеспечению<text:span text:style-name="T42"> не предоставляются</text:span>.</text:p>
            </text:list-item>
          </text:list>
        </text:list-item>
      </text:list>
      <text:p text:style-name="GOST_20_Main_20_Body"/>
      <text:list xml:id="list173832533677473" text:continue-numbering="true" text:style-name="GOST_20_TR_20_main_20_body">
        <text:list-item>
          <text:h text:style-name="P74" text:outline-level="1"><text:bookmark-start text:name="__RefHeading___Toc1016_1566413351"/>Требования к учебно-<text:span text:style-name="T25">тренировочным</text:span> средствам.<text:bookmark-end text:name="__RefHeading___Toc1016_1566413351"/></text:h>
          <text:list>
            <text:list-item>
              <text:p text:style-name="P53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73831271996792" text:continue-numbering="true" text:style-name="GOST_20_TR_20_main_20_body">
        <text:list-item>
          <text:h text:style-name="P75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44">.</text:span></text:p>
            </text:list-item>
            <text:list-item>
              <text:p text:style-name="P37">Специальные требования.</text:p>
            </text:list-item>
            <text:list-item>
              <text:p text:style-name="P35"><text:bookmark-start text:name="__RefHeading___Toc3526_4294578340"/>Требования к консервации, упаковке и маркировке<text:span text:style-name="T48">.</text:span><text:bookmark-end text:name="__RefHeading___Toc3526_4294578340"/></text:p>
            </text:list-item>
          </text:list>
        </text:list-item>
        <text:list-item>
          <text:h text:style-name="P73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4"><text:span text:style-name="T31">Выполнение ОКР разделено на несколько этапов согласно таблице </text:span><text:span text:style-name="T31"><text:sequence-ref text:reference-format="value" text:ref-name="reftable_id1">2</text:sequence-ref></text:span><text:span text:style-name="T31">. Подобное разделение основано на регламенте регламенте чемпионата "возд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GOST_20_Main_20_Body"/>
      <text:list xml:id="list173832750532825" text:continue-numbering="true" text:style-name="GOST_20_TR_20_main_20_body">
        <text:list-item>
          <text:h text:style-name="P73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55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6">Должна быть оформлена пояснительная записка;</text:p>
                </text:list-item>
                <text:list-item>
                  <text:p text:style-name="P57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8"><text:span text:style-name="T37">Должна быть разработана </text:span>принципиальн<text:span text:style-name="T37">ая </text:span>электрическ<text:span text:style-name="T35">ой </text:span>схема аппарата<text:span text:style-name="T34">;</text:span></text:p>
                </text:list-item>
                <text:list-item>
                  <text:p text:style-name="P59"><text:span text:style-name="T38">Должна быть создана </text:span>презентаци<text:span text:style-name="T38">я</text:span> для устного доклада <text:span text:style-name="T51">комиссии.</text:span></text:p>
                </text:list-item>
                <text:list-item>
                  <text:p text:style-name="P60">В пояснительной записке должны быть отражены следующие <text:span text:style-name="T33">позиции</text:span>:</text:p>
                </text:list-item>
              </text:list>
            </text:list-item>
          </text:list>
        </text:list-item>
      </text:list>
      <text:list xml:id="list173831843718406" text:continue-list="list17383103485916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1">массовый расчёт;</text:p>
                    </text:list-item>
                    <text:list-item>
                      <text:p text:style-name="P61">расчёт энергобаланса;</text:p>
                    </text:list-item>
                    <text:list-item>
                      <text:p text:style-name="P61">расчёт стоимости<text:span text:style-name="T36"> комплектующих</text:span>;</text:p>
                    </text:list-item>
                    <text:list-item>
                      <text:p text:style-name="P61">прочностной расчёт конструкции (допустимо отсутствие);</text:p>
                    </text:list-item>
                    <text:list-item>
                      <text:p text:style-name="P61">тепловой расчёт (допустимо отсутствие)<text:span text:style-name="T33">;</text:span></text:p>
                    </text:list-item>
                    <text:list-item>
                      <text:p text:style-name="P62">описание протоколов инофрмационно-логического взаимодействия элементов системы<text:span text:style-name="T3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32705403095" text:continue-list="list173832750532825" text:style-name="GOST_20_TR_20_main_20_body">
        <text:list-item>
          <text:list>
            <text:list-item>
              <text:list>
                <text:list-item>
                  <text:p text:style-name="P63">Презентация должна включать:</text:p>
                </text:list-item>
              </text:list>
            </text:list-item>
          </text:list>
        </text:list-item>
      </text:list>
      <text:list xml:id="list173832345934686" text:continue-list="list17383184371840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описание научной задачи;</text:p>
                    </text:list-item>
                    <text:list-item>
                      <text:p text:style-name="P64">описание технической задачи;</text:p>
                    </text:list-item>
                    <text:list-item>
                      <text:p text:style-name="P64">план график;</text:p>
                    </text:list-item>
                    <text:list-item>
                      <text:p text:style-name="P64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73831881549394" text:continue-list="list173832705403095" text:style-name="GOST_20_TR_20_main_20_body">
        <text:list-item>
          <text:list>
            <text:list-item>
              <text:p text:style-name="P65">Для закрытия этапа рабочего проекта должны быть выполнены следующие требования:</text:p>
              <text:list>
                <text:list-item>
                  <text:p text:style-name="P66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73831790477339" text:continue-list="list17383234593468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7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73832288321824" text:continue-list="list173831881549394" text:style-name="GOST_20_TR_20_main_20_body">
        <text:list-item>
          <text:list>
            <text:list-item>
              <text:list>
                <text:list-item>
                  <text:p text:style-name="P66"><text:soft-page-break/>Должна быть выпущена альфа версия программного обеспечения<text:span text:style-name="T40"> всех составных частей</text:span> системы.</text:p>
                </text:list-item>
                <text:list-item>
                  <text:p text:style-name="P66">Должны быть проведены <text:span text:style-name="T39">автономные </text:span>испытания элементов <text:span text:style-name="T39">разрабатываемой </text:span>системы.</text:p>
                </text:list-item>
              </text:list>
            </text:list-item>
            <text:list-item>
              <text:p text:style-name="P68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2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73832081994176" text:continue-list="list173831790477339" text:style-name="GOST_20_TR_20_bullets">
        <text:list-item>
          <text:list>
            <text:list-item>
              <text:list>
                <text:list-item>
                  <text:p text:style-name="P31">ГОСТ Р 55996- 2014</text:p>
                </text:list-item>
                <text:list-item>
                  <text:p text:style-name="P32">Положения конкурса воздушно инженерная школа CanSat в России 2018-2019 от <text:span text:style-name="T41">7.11.2018.</text:span></text:p>
                </text:list-item>
              </text:list>
            </text:list-item>
          </text:list>
        </text:list-item>
      </text:list>
      <text:p text:style-name="P15"/>
      <text:list xml:id="list173832735117339" text:continue-list="list173832288321824" text:style-name="GOST_20_TR_20_main_20_body">
        <text:list-item>
          <text:h text:style-name="P7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73831864190926" text:continue-list="list173832081994176" text:style-name="GOST_20_TR_20_bullets">
        <text:list-item>
          <text:list>
            <text:list-item>
              <text:list>
                <text:list-item>
                  <text:p text:style-name="P33">НИП - наземный измерительный пункт<text:span text:style-name="T43">;</text:span></text:p>
                </text:list-item>
                <text:list-item>
                  <text:p text:style-name="P34">ОКР - опытно конструкторская работа;</text:p>
                </text:list-item>
                <text:list-item>
                  <text:p text:style-name="P34">СЧ - <text:span text:style-name="T49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7:38:30.466259510</dc:date>
    <dc:creator>Василий  </dc:creator>
    <meta:editing-duration>PT13H44M20S</meta:editing-duration>
    <meta:editing-cycles>155</meta:editing-cycles>
    <meta:generator>LibreOffice/6.0.7.3.0$Linux_X86_64 LibreOffice_project/00m0$Build-3</meta:generator>
    <meta:document-statistic meta:table-count="4" meta:image-count="0" meta:object-count="0" meta:page-count="18" meta:paragraph-count="213" meta:word-count="1243" meta:character-count="10751" meta:non-whitespace-character-count="9644"/>
  </office:meta>
</office:document-meta>
</file>